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669c" officeooo:paragraph-rsid="0000669c" style:font-weight-asian="bold" style:font-weight-complex="bold"/>
    </style:style>
    <style:style style:name="P2" style:family="paragraph" style:parent-style-name="Standard">
      <style:text-properties officeooo:rsid="0000669c" officeooo:paragraph-rsid="0000669c"/>
    </style:style>
    <style:style style:name="P3" style:family="paragraph" style:parent-style-name="Standard">
      <style:text-properties officeooo:paragraph-rsid="0000669c"/>
    </style:style>
    <style:style style:name="P4" style:family="paragraph" style:parent-style-name="Standard">
      <style:text-properties officeooo:rsid="0003d568" officeooo:paragraph-rsid="0003d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</text:p>
      <text:p text:style-name="Standard"/>
      <text:p text:style-name="P2">Chat using shell in win</text:p>
      <text:p text:style-name="P3"><text:tab/><text:a xlink:type="simple" xlink:href="https://www.wikihow.com/Chat-Using-Lan" text:style-name="Internet_20_link" text:visited-style-name="Visited_20_Internet_20_Link">https://www.wikihow.com/Chat-Using-Lan</text:a><text:tab/></text:p>
      <text:p text:style-name="P3"/>
      <text:p text:style-name="P4">Whole Porject</text:p>
      <text:p text:style-name="P4"><text:tab/><text:a xlink:type="simple" xlink:href="https://medium.com/@adityakumar_365/video-conferencing-using-sockets-in-python-3-b4a346416bca" text:style-name="Internet_20_link" text:visited-style-name="Visited_20_Internet_20_Link">https://medium.com/@adityakumar_365/video-conferencing-using-sockets-in-python-3-b4a346416bca</text:a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53:53.261450340</meta:creation-date>
    <dc:date>2019-03-01T11:26:43.038976409</dc:date>
    <meta:editing-duration>PT35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0" meta:character-count="180" meta:non-whitespace-character-count="171"/>
  </office:meta>
</office:document-meta>
</file>